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MT" svg:font-family="ArialMT" style:font-family-generic="swiss"/>
    <style:font-face style:name="ArialNarrow" svg:font-family="Arial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use-window-font-color="true" style:font-name="ArialMT" fo:font-size="12pt" style:font-name-asian="ArialMT" style:font-size-asian="12pt" style:font-name-complex="ArialMT" style:font-size-complex="12pt"/>
    </style:style>
    <style:style style:name="P2"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T1" style:family="text">
      <style:text-properties style:use-window-font-color="true" style:font-name="ArialMT" fo:font-size="12pt" style:font-name-asian="ArialMT" style:font-size-asian="12pt" style:font-name-complex="ArialMT" style:font-size-complex="12pt"/>
    </style:style>
    <style:style style:name="T2" style:family="text">
      <style:text-properties style:use-window-font-color="true" style:font-name="ArialMT" fo:font-size="10pt" style:font-name-asian="ArialMT" style:font-size-asian="10pt" style:font-name-complex="ArialMT" style:font-size-complex="10pt"/>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itle:</text:span><text:span text:style-name="T1"> Surviving the Night: A Closer Look at DIY Reality Gaming By National Organizers of “Journey to the End of the Night”</text:span></text:p>
      <text:p text:style-name="P1"><text:span text:style-name="T3">Organizer Names:</text:span> <text:span text:style-name="T4">(Names with title and bio here)</text:span></text:p>
      <text:p text:style-name="P1"><text:span text:style-name="T3">Company/Orgization:</text:span> Journey to the End of the Night, SFZero, SurviveDC, etc.</text:p>
      <text:p text:style-name="P1"><text:span text:style-name="T3">Website:</text:span> http://www.survivedc.com, etc.</text:p>
      <text:p text:style-name="P1"/>
      <text:p text:style-name="P2">Description (Paragraph)</text:p>
      <text:p text:style-name="P1">Each Summer, thousands of people of all ages participate in local variations of the alternate reality game known as “Journey to the End of the Night”, a free, unsponsored, community-supported race through the streets of major metropolitan cities. The rules are simple but the outcome is anything but: Players travel between checkpoints as fast as they can while avoiding being caught by Chasers. Those who survive are rewarded while those who are caught become Chasers themselves. Based on the successes of SFZero's model of collaborative gaming, <text:span text:style-name="T1">Journey to the End of the Night</text:span> has grown into a cultural phenomenon across the U.S. and this panel aims to discuss, among other subjects: the motivation, planning, and concept development behind each Journey, the need for mass-culture events free of mainstream influence, stories and unique insights from the field, and what national organizers have learned from more than ten combined years of planning and executing this unique alternate reality game.</text:p>
      <text:p text:style-name="P1"/>
      <text:p text:style-name="P2">Questions Answered (Short sentences)</text:p>
      <text:p text:style-name="P1">1. What does it mean to approach life as a collaborative g<text:span text:style-name="T1">ame?</text:span></text:p>
      <text:p text:style-name="P1">2. What role does community and technology play in self-organizing events?</text:p>
      <text:p text:style-name="P1">3. <text:span text:style-name="T1">What do you need to start and sustain your own mass-culture event?</text:span></text:p>
      <text:p text:style-name="P1"/>
      <text:p text:style-name="P1"><text:span text:style-name="T3">Focus:</text:span> Creative</text:p>
      <text:p text:style-name="P1"><text:span text:style-name="T3">Level:</text:span> Beginner</text:p>
      <text:p text:style-name="P1"><text:span text:style-name="T3">Category:</text:span> Games for Good, Alternate Reality Gaming</text:p>
      <text:p text:style-name="P1">Tags</text:p>
      <text:p text:style-name="P1"><text:span text:style-name="T3">Type:</text:span> Panel</text:p>
      <text:p text:style-name="P1"><text:span text:style-name="T3">Event:</text:span> Interactive 20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MT" svg:font-family="ArialMT" style:font-family-generic="swiss"/>
    <style:font-face style:name="ArialNarrow" svg:font-family="Arial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1-06-18T13:12:18</meta:creation-date>
    <dc:date>2011-07-12T00:45:48</dc:date>
    <dc:language>en-US</dc:language>
    <meta:editing-cycles>8</meta:editing-cycles>
    <meta:editing-duration>PT1H4M23S</meta:editing-duration>
    <meta:user-defined meta:name="Info 1"/>
    <meta:user-defined meta:name="Info 2"/>
    <meta:user-defined meta:name="Info 3"/>
    <meta:user-defined meta:name="Info 4"/>
    <meta:document-statistic meta:table-count="0" meta:image-count="0" meta:object-count="0" meta:page-count="1" meta:paragraph-count="16" meta:word-count="266" meta:character-count="1669"/>
  </office:meta>
</office:document-meta>
</file>